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25_11-30-47_000.jpg</text:p>
          </table:table-cell>
          <table:table-cell table:style-name="ce17" office:value-type="string">
            <text:p>:m RES 1-2*2 / free# JVEMV6 37#21.7_8 / 37. miscs of miscs / 21. math&amp;physics / 7. fractal;フラクタル / w:相対コンパクト部分集合；閉包；コンパクト；有界；順序集合；部分集合族；被覆；有限被覆；開被覆；部分被覆；/ N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4" table:formula="of:=IF([.E2]=&quot;&quot;;[.C2];CONCATENATE([.C2];&quot; / &quot;;[.E2]))" office:value-type="string" office:string-value=":m RES 1-2*2 / free# JVEMV6 37#21.7_8 / 37. miscs of miscs / 21. math&amp;physics / 7. fractal;フラクタル / w:相対コンパクト部分集合；閉包；コンパクト；有界；順序集合；部分集合族；被覆；有限被覆；開被覆；部分被覆；/ N">
            <text:p>:m RES 1-2*2 / free# JVEMV6 37#21.7_8 / 37. miscs of miscs / 21. math&amp;physics / 7. fractal;フラクタル / w:相対コンパクト部分集合；閉包；コンパクト；有界；順序集合；部分集合族；被覆；有限被覆；開被覆；部分被覆；/ 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25_12-10-27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/>
          <table:table-cell table:style-name="ce34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25_17-14-57_000.jpg</text:p>
          </table:table-cell>
          <table:table-cell table:style-name="ce17" office:value-type="string">
            <text:p>:m RES 1-2*2 / free# JVEMV6 37#21.7_9 / 37. miscs of miscs / 21. math&amp;physics / 7. fractal;フラクタル / w:正規族；ジュリア集合；ファトゥ集合；repeated-iteration;holomorphic-function;整型関数；複素変数複素数値関数；正則関数；複素関数；正則性 / N+</text:p>
          </table:table-cell>
          <table:table-cell table:style-name="ce33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4" table:formula="of:=IF([.E4]=&quot;&quot;;[.C4];CONCATENATE([.C4];&quot; / &quot;;[.E4]))" office:value-type="string" office:string-value=":m RES 1-2*2 / free# JVEMV6 37#21.7_9 / 37. miscs of miscs / 21. math&amp;physics / 7. fractal;フラクタル / w:正規族；ジュリア集合；ファトゥ集合；repeated-iteration;holomorphic-function;整型関数；複素変数複素数値関数；正則関数；複素関数；正則性 / N+">
            <text:p>:m RES 1-2*2 / free# JVEMV6 37#21.7_9 / 37. miscs of miscs / 21. math&amp;physics / 7. fractal;フラクタル / w:正規族；ジュリア集合；ファトゥ集合；repeated-iteration;holomorphic-function;整型関数；複素変数複素数値関数；正則関数；複素関数；正則性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5_20-45-24_000.jpg</text:p>
          </table:table-cell>
          <table:table-cell table:style-name="ce22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5_22-55-06_000.jpg</text:p>
          </table:table-cell>
          <table:table-cell table:style-name="ce17" office:value-type="string">
            <text:p>:m RES 1*1 / free# JVEMV6 37#21.7_8 / 37. miscs of miscs / 21. math&amp;physics / 8. gauge-theory;ゲージ理論 / w:ゲージ理論；局所変換；ラグランジアン；場の理論 / N+</text:p>
          </table:table-cell>
          <table:table-cell table:style-name="ce18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4" table:formula="of:=IF([.E6]=&quot;&quot;;[.C6];CONCATENATE([.C6];&quot; / &quot;;[.E6]))" office:value-type="string" office:string-value=":m RES 1*1 / free# JVEMV6 37#21.7_8 / 37. miscs of miscs / 21. math&amp;physics / 8. gauge-theory;ゲージ理論 / w:ゲージ理論；局所変換；ラグランジアン；場の理論 / N+">
            <text:p>:m RES 1*1 / free# JVEMV6 37#21.7_8 / 37. miscs of miscs / 21. math&amp;physics / 8. gauge-theory;ゲージ理論 / w:ゲージ理論；局所変換；ラグランジアン；場の理論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4" office:value-type="string">
            <text:p>2020-10-25_23-41-40_000.jpg</text:p>
          </table:table-cell>
          <table:table-cell table:style-name="ce22" office:value-type="string">
            <text:p>:PHOTO 記録 / 経過記録；作ったもの / food=焼酎漬け / material=ペパーミント；liquor=麦焼酎,time=1020-2331</text:p>
          </table:table-cell>
          <table:table-cell table:style-name="ce19"/>
          <table:table-cell table:style-name="ce4"/>
          <table:table-cell table:style-name="ce4" office:value-type="string">
            <text:p>N-35-35-28.656005 E-139-34-49.544677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ペパーミント；liquor=麦焼酎,time=1020-2331">
            <text:p>:PHOTO 記録 / 経過記録；作ったもの / food=焼酎漬け / material=ペパーミント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4" office:value-type="string">
            <text:p>2020-10-25_23-41-54_000.jpg</text:p>
          </table:table-cell>
          <table:table-cell table:style-name="ce17" office:value-type="string">
            <text:p>:PHOTO 記録 / 経過記録；作ったもの / food=焼酎漬け / material=大葉；liquor=麦焼酎,time=1020-2331</text:p>
          </table:table-cell>
          <table:table-cell table:style-name="ce17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大葉；liquor=麦焼酎,time=1020-2331">
            <text:p>:PHOTO 記録 / 経過記録；作ったもの / food=焼酎漬け / material=大葉；liquor=麦焼酎,time=1020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25_23-42-00_000.jpg</text:p>
          </table:table-cell>
          <table:table-cell table:style-name="ce17" office:value-type="string">
            <text:p>:PHOTO 記録 / 経過記録；作ったもの / food=焼酎漬け / material=ニンニク；liquor=麦焼酎,time=1024-2324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；liquor=麦焼酎,time=1024-2324">
            <text:p>:PHOTO 記録 / 経過記録；作ったもの / food=焼酎漬け / material=ニンニク；liquor=麦焼酎,time=1024-23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0-10-25_23-43-57_000.jpg</text:p>
          </table:table-cell>
          <table:table-cell table:style-name="ce17" office:value-type="string">
            <text:p>:PHOTO 記録 / 経過記録；作ったもの / food=焼酎漬け / material=ローズマリー；liquor=麦焼酎,time=1023-2331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26_02-40-25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26_02-40-31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26_08-55-47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4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25_13-38-01_000.mp4</text:p>
          </table:table-cell>
          <table:table-cell table:style-name="ce8" office:value-type="string">
            <text:p>:VIDEO / @自室 / 記録 / jap.flute / 演奏、play / f-2020-1025-1 / genr=tips:how-to-blow:oct-2:shape-of-mouth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室 / 記録 / jap.flute / 演奏、play / f-2020-1025-1 / genr=tips:how-to-blow:oct-2:shape-of-mouth">
            <text:p>:VIDEO / @自室 / 記録 / jap.flute / 演奏、play / f-2020-1025-1 / genr=tips:how-to-blow:oct-2:shape-of-mouth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25_14-04-01_000.mp4</text:p>
          </table:table-cell>
          <table:table-cell table:style-name="ce8" office:value-type="string">
            <text:p>:VIDEO / @自室 / 記録 / jap.flute / 演奏、play / f-2020-1025-2 / genr=demo:mm.1-1-2</text:p>
          </table:table-cell>
          <table:table-cell table:style-name="ce19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室 / 記録 / jap.flute / 演奏、play / f-2020-1025-2 / genr=demo:mm.1-1-2">
            <text:p>:VIDEO / @自室 / 記録 / jap.flute / 演奏、play / f-2020-1025-2 / genr=demo:mm.1-1-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25_14-35-19_000.mid</text:p>
          </table:table-cell>
          <table:table-cell table:style-name="ce8" office:value-type="string">
            <text:p>:in-mid / app=perfect-piano / 演奏、play / id-2020-1025-1 / category=melody,inst=piano,for=~,genre=~</text:p>
          </table:table-cell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in-mid / app=perfect-piano / 演奏、play / id-2020-1025-1 / category=melody,inst=piano,for=~,genre=~">
            <text:p>:in-mid / app=perfect-piano / 演奏、play / id-2020-1025-1 / category=melody,inst=piano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25_23-39-17_000.mid</text:p>
          </table:table-cell>
          <table:table-cell table:style-name="ce8" office:value-type="string">
            <text:p>:in-mid / app=perfect-piano / 演奏、play / id-2020-1025-2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in-mid / app=perfect-piano / 演奏、play / id-2020-1025-2 / category=melody,inst=piano,for=~,genre=~">
            <text:p>:in-mid / app=perfect-piano / 演奏、play / id-2020-1025-2 / category=melody,inst=piano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26_09-25-58_000.mid</text:p>
          </table:table-cell>
          <table:table-cell table:style-name="ce8" office:value-type="string">
            <text:p>:in-mid / app=perfect-piano / 演奏、play / id-2020-1026-1 / category=melody,inst=piano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in-mid / app=perfect-piano / 演奏、play / id-2020-1026-1 / category=melody,inst=piano,for=~,genre=~">
            <text:p>:in-mid / app=perfect-piano / 演奏、play / id-2020-1026-1 / category=melody,inst=piano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4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2X-X / category=melody,inst=piano,for=XX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2020/10/26</text:date>, <text:time>10:31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26T10:31:31.03</dc:date>
    <dc:creator>iwabuchi ken</dc:creator>
    <meta:editing-duration>P27DT4H33M49S</meta:editing-duration>
    <meta:editing-cycles>10209</meta:editing-cycles>
    <meta:document-statistic meta:table-count="1" meta:cell-count="457" meta:object-count="0"/>
  </office:meta>
</office:document-meta>
</file>